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9.94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ranco berrino luigi fontana la grande via alimentazione, movimento, meditazione per una lunga vita felice sana e greativa </text:p>
          </table:table-cell>
          <table:table-cell table:formula="of:=&quot;{&quot;&quot;text_snippet&quot;&quot;: {&quot;&quot;content&quot;&quot;: &quot;&quot;&quot; &amp; [.A1] &amp; &quot;&quot;&quot;}}&quot;" office:value-type="string" office:string-value="{&quot;text_snippet&quot;: {&quot;content&quot;: &quot;franco berrino luigi fontana la grande via alimentazione, movimento, meditazione per una lunga vita felice sana e greativa &quot;}}" calcext:value-type="string">
            <text:p>{"text_snippet": {"content": "franco berrino luigi fontana la grande via alimentazione, movimento, meditazione per una lunga vita felice sana e greativa "}}</text:p>
          </table:table-cell>
        </table:table-row>
        <table:table-row table:style-name="ro1">
          <table:table-cell office:value-type="string" calcext:value-type="string">
            <text:p>bruno festa polvere nera 1600 giorni di mussolini a gargnano</text:p>
          </table:table-cell>
          <table:table-cell table:formula="of:=&quot;{&quot;&quot;text_snippet&quot;&quot;: {&quot;&quot;content&quot;&quot;: &quot;&quot;&quot; &amp; [.A2] &amp; &quot;&quot;&quot;}}&quot;" office:value-type="string" office:string-value="{&quot;text_snippet&quot;: {&quot;content&quot;: &quot;bruno festa polvere nera 1600 giorni di mussolini a gargnano&quot;}}" calcext:value-type="string">
            <text:p>{"text_snippet": {"content": "bruno festa polvere nera 1600 giorni di mussolini a gargnano"}}</text:p>
          </table:table-cell>
        </table:table-row>
        <table:table-row table:style-name="ro1">
          <table:table-cell office:value-type="string" calcext:value-type="string">
            <text:p>guide outdoor 90 sentieri storici in italia scaprire antichi percersi istituto geografico dsagostini </text:p>
          </table:table-cell>
          <table:table-cell table:formula="of:=&quot;{&quot;&quot;text_snippet&quot;&quot;: {&quot;&quot;content&quot;&quot;: &quot;&quot;&quot; &amp; [.A3] &amp; &quot;&quot;&quot;}}&quot;" office:value-type="string" office:string-value="{&quot;text_snippet&quot;: {&quot;content&quot;: &quot;guide outdoor 90 sentieri storici in italia scaprire antichi percersi istituto geografico dsagostini &quot;}}" calcext:value-type="string">
            <text:p>{"text_snippet": {"content": "guide outdoor 90 sentieri storici in italia scaprire antichi percersi istituto geografico dsagostini "}}</text:p>
          </table:table-cell>
        </table:table-row>
        <table:table-row table:style-name="ro1">
          <table:table-cell office:value-type="string" calcext:value-type="string">
            <text:p>arun gandhi il dono della rabbia e altre lezioni di mo nonna mahatma gandhi ggiunti </text:p>
          </table:table-cell>
          <table:table-cell table:formula="of:=&quot;{&quot;&quot;text_snippet&quot;&quot;: {&quot;&quot;content&quot;&quot;: &quot;&quot;&quot; &amp; [.A4] &amp; &quot;&quot;&quot;}}&quot;" office:value-type="string" office:string-value="{&quot;text_snippet&quot;: {&quot;content&quot;: &quot;arun gandhi il dono della rabbia e altre lezioni di mo nonna mahatma gandhi ggiunti &quot;}}" calcext:value-type="string">
            <text:p>{"text_snippet": {"content": "arun gandhi il dono della rabbia e altre lezioni di mo nonna mahatma gandhi ggiunti "}}</text:p>
          </table:table-cell>
        </table:table-row>
        <table:table-row table:style-name="ro1">
          <table:table-cell office:value-type="string" calcext:value-type="string">
            <text:p>opal denervatarie permanente slle ameggee affari di armi percors di pace artuelit ricercamemeria per la pratica della nenvielenzs emi </text:p>
          </table:table-cell>
          <table:table-cell table:formula="of:=&quot;{&quot;&quot;text_snippet&quot;&quot;: {&quot;&quot;content&quot;&quot;: &quot;&quot;&quot; &amp; [.A5] &amp; &quot;&quot;&quot;}}&quot;" office:value-type="string" office:string-value="{&quot;text_snippet&quot;: {&quot;content&quot;: &quot;opal denervatarie permanente slle ameggee affari di armi percors di pace artuelit ricercamemeria per la pratica della nenvielenzs emi &quot;}}" calcext:value-type="string">
            <text:p>{"text_snippet": {"content": "opal denervatarie permanente slle ameggee affari di armi percors di pace artuelit ricercamemeria per la pratica della nenvielenzs emi "}}</text:p>
          </table:table-cell>
        </table:table-row>
        <table:table-row table:style-name="ro1">
          <table:table-cell office:value-type="string" calcext:value-type="string">
            <text:p>serie manuali diritto degli enti locali a o , n-13 344 xviii eio el smone 2008 </text:p>
          </table:table-cell>
          <table:table-cell table:formula="of:=&quot;{&quot;&quot;text_snippet&quot;&quot;: {&quot;&quot;content&quot;&quot;: &quot;&quot;&quot; &amp; [.A6] &amp; &quot;&quot;&quot;}}&quot;" office:value-type="string" office:string-value="{&quot;text_snippet&quot;: {&quot;content&quot;: &quot;serie manuali diritto degli enti locali a o , n-13 344 xviii eio el smone 2008 &quot;}}" calcext:value-type="string">
            <text:p>{"text_snippet": {"content": "serie manuali diritto degli enti locali a o , n-13 344 xviii eio el smone 2008 "}}</text:p>
          </table:table-cell>
        </table:table-row>
        <table:table-row table:style-name="ro1">
          <table:table-cell office:value-type="string" calcext:value-type="string">
            <text:p>gli adelphi n robert m. pirsig lo zen e l'arte della manutenzione della motocicletta </text:p>
          </table:table-cell>
          <table:table-cell table:formula="of:=&quot;{&quot;&quot;text_snippet&quot;&quot;: {&quot;&quot;content&quot;&quot;: &quot;&quot;&quot; &amp; [.A7] &amp; &quot;&quot;&quot;}}&quot;" office:value-type="string" office:string-value="{&quot;text_snippet&quot;: {&quot;content&quot;: &quot;gli adelphi n robert m. pirsig lo zen e l'arte della manutenzione della motocicletta &quot;}}" calcext:value-type="string">
            <text:p>{"text_snippet": {"content": "gli adelphi n robert m. pirsig lo zen e l'arte della manutenzione della motocicletta "}}</text:p>
          </table:table-cell>
        </table:table-row>
        <table:table-row table:style-name="ro1">
          <table:table-cell office:value-type="string" calcext:value-type="string">
            <text:p>claudio magris microcosmi premio strega 1997 saan bant </text:p>
          </table:table-cell>
          <table:table-cell table:formula="of:=&quot;{&quot;&quot;text_snippet&quot;&quot;: {&quot;&quot;content&quot;&quot;: &quot;&quot;&quot; &amp; [.A8] &amp; &quot;&quot;&quot;}}&quot;" office:value-type="string" office:string-value="{&quot;text_snippet&quot;: {&quot;content&quot;: &quot;claudio magris microcosmi premio strega 1997 saan bant &quot;}}" calcext:value-type="string">
            <text:p>{"text_snippet": {"content": "claudio magris microcosmi premio strega 1997 saan bant "}}</text:p>
          </table:table-cell>
        </table:table-row>
        <table:table-row table:style-name="ro1">
          <table:table-cell office:value-type="string" calcext:value-type="string">
            <text:p>serie manuali 90 manuale di biblioteconomia e bibliografia appaeal po lep dei docent d d pr cera di nunale sivestre simone </text:p>
          </table:table-cell>
          <table:table-cell table:formula="of:=&quot;{&quot;&quot;text_snippet&quot;&quot;: {&quot;&quot;content&quot;&quot;: &quot;&quot;&quot; &amp; [.A9] &amp; &quot;&quot;&quot;}}&quot;" office:value-type="string" office:string-value="{&quot;text_snippet&quot;: {&quot;content&quot;: &quot;serie manuali 90 manuale di biblioteconomia e bibliografia appaeal po lep dei docent d d pr cera di nunale sivestre simone &quot;}}" calcext:value-type="string">
            <text:p>{"text_snippet": {"content": "serie manuali 90 manuale di biblioteconomia e bibliografia appaeal po lep dei docent d d pr cera di nunale sivestre simone "}}</text:p>
          </table:table-cell>
        </table:table-row>
        <table:table-row table:style-name="ro1">
          <table:table-cell office:value-type="string" calcext:value-type="string">
            <text:p>umberto eco numero zero </text:p>
          </table:table-cell>
          <table:table-cell table:formula="of:=&quot;{&quot;&quot;text_snippet&quot;&quot;: {&quot;&quot;content&quot;&quot;: &quot;&quot;&quot; &amp; [.A10] &amp; &quot;&quot;&quot;}}&quot;" office:value-type="string" office:string-value="{&quot;text_snippet&quot;: {&quot;content&quot;: &quot;umberto eco numero zero &quot;}}" calcext:value-type="string">
            <text:p>{"text_snippet": {"content": "umberto eco numero zero "}}</text:p>
          </table:table-cell>
        </table:table-row>
        <table:table-row table:style-name="ro1">
          <table:table-cell office:value-type="string" calcext:value-type="string">
            <text:p>* gli adelphi douglas r. hofstadter gödel, escher, bach: un 'eterna ghirlanda brillante bach sceer </text:p>
          </table:table-cell>
          <table:table-cell table:formula="of:=&quot;{&quot;&quot;text_snippet&quot;&quot;: {&quot;&quot;content&quot;&quot;: &quot;&quot;&quot; &amp; [.A11] &amp; &quot;&quot;&quot;}}&quot;" office:value-type="string" office:string-value="{&quot;text_snippet&quot;: {&quot;content&quot;: &quot;* gli adelphi douglas r. hofstadter gödel, escher, bach: un 'eterna ghirlanda brillante bach sceer &quot;}}" calcext:value-type="string">
            <text:p>{"text_snippet": {"content": "* gli adelphi douglas r. hofstadter gödel, escher, bach: un 'eterna ghirlanda brillante bach sceer "}}</text:p>
          </table:table-cell>
        </table:table-row>
        <table:table-row table:style-name="ro1">
          <table:table-cell office:value-type="string" calcext:value-type="string">
            <text:p>einaudi stile libero extra andre agassi оpen la mia storia </text:p>
          </table:table-cell>
          <table:table-cell table:formula="of:=&quot;{&quot;&quot;text_snippet&quot;&quot;: {&quot;&quot;content&quot;&quot;: &quot;&quot;&quot; &amp; [.A12] &amp; &quot;&quot;&quot;}}&quot;" office:value-type="string" office:string-value="{&quot;text_snippet&quot;: {&quot;content&quot;: &quot;einaudi stile libero extra andre agassi оpen la mia storia &quot;}}" calcext:value-type="string">
            <text:p>{"text_snippet": {"content": "einaudi stile libero extra andre agassi оpen la mia storia "}}</text:p>
          </table:table-cell>
        </table:table-row>
        <table:table-row table:style-name="ro1">
          <table:table-cell office:value-type="string" calcext:value-type="string">
            <text:p>tn'avventura entustasman una Londra cpcsa e fancinsa, sopeA fantasia e resla da n mastra della nava etteratura inglese NEIL GAIMAN NESSUN DOVE PAC TRS </text:p>
          </table:table-cell>
          <table:table-cell table:formula="of:=&quot;{&quot;&quot;text_snippet&quot;&quot;: {&quot;&quot;content&quot;&quot;: &quot;&quot;&quot; &amp; [.A13] &amp; &quot;&quot;&quot;}}&quot;" office:value-type="string" office:string-value="{&quot;text_snippet&quot;: {&quot;content&quot;: &quot;tn'avventura entustasman una Londra cpcsa e fancinsa, sopeA fantasia e resla da n mastra della nava etteratura inglese NEIL GAIMAN NESSUN DOVE PAC TRS &quot;}}" calcext:value-type="string">
            <text:p>{"text_snippet": {"content": "tn'avventura entustasman una Londra cpcsa e fancinsa, sopeA fantasia e resla da n mastra della nava etteratura inglese NEIL GAIMAN NESSUN DOVE PAC TRS "}}</text:p>
          </table:table-cell>
        </table:table-row>
        <table:table-row table:style-name="ro1">
          <table:table-cell office:value-type="string" calcext:value-type="string">
            <text:p>ROBERTO SAVIANO Gomorra Viaggio nell impero econemice e nel sogno di dominio della camorna </text:p>
          </table:table-cell>
          <table:table-cell table:formula="of:=&quot;{&quot;&quot;text_snippet&quot;&quot;: {&quot;&quot;content&quot;&quot;: &quot;&quot;&quot; &amp; [.A14] &amp; &quot;&quot;&quot;}}&quot;" office:value-type="string" office:string-value="{&quot;text_snippet&quot;: {&quot;content&quot;: &quot;ROBERTO SAVIANO Gomorra Viaggio nell impero econemice e nel sogno di dominio della camorna &quot;}}" calcext:value-type="string">
            <text:p>{"text_snippet": {"content": "ROBERTO SAVIANO Gomorra Viaggio nell impero econemice e nel sogno di dominio della camorna "}}</text:p>
          </table:table-cell>
        </table:table-row>
        <table:table-row table:style-name="ro1">
          <table:table-cell office:value-type="string" calcext:value-type="string">
            <text:p>ALESSANDRO BARICCO NEXT Piccolo libro sulla globalizzazione esul mondo che verra BUPERUE </text:p>
          </table:table-cell>
          <table:table-cell table:formula="of:=&quot;{&quot;&quot;text_snippet&quot;&quot;: {&quot;&quot;content&quot;&quot;: &quot;&quot;&quot; &amp; [.A15] &amp; &quot;&quot;&quot;}}&quot;" office:value-type="string" office:string-value="{&quot;text_snippet&quot;: {&quot;content&quot;: &quot;ALESSANDRO BARICCO NEXT Piccolo libro sulla globalizzazione esul mondo che verra BUPERUE &quot;}}" calcext:value-type="string">
            <text:p>{"text_snippet": {"content": "ALESSANDRO BARICCO NEXT Piccolo libro sulla globalizzazione esul mondo che verra BUPERUE "}}</text:p>
          </table:table-cell>
        </table:table-row>
        <table:table-row table:style-name="ro1">
          <table:table-cell office:value-type="string" calcext:value-type="string">
            <text:p>aehe ha imena nariadWI Blalr T LA CANZONE Dİ ORFEO DAVID ALMOND Autore di Slcellig SALAN </text:p>
          </table:table-cell>
          <table:table-cell table:formula="of:=&quot;{&quot;&quot;text_snippet&quot;&quot;: {&quot;&quot;content&quot;&quot;: &quot;&quot;&quot; &amp; [.A16] &amp; &quot;&quot;&quot;}}&quot;" office:value-type="string" office:string-value="{&quot;text_snippet&quot;: {&quot;content&quot;: &quot;aehe ha imena nariadWI Blalr T LA CANZONE Dİ ORFEO DAVID ALMOND Autore di Slcellig SALAN &quot;}}" calcext:value-type="string">
            <text:p>{"text_snippet": {"content": "aehe ha imena nariadWI Blalr T LA CANZONE Dİ ORFEO DAVID ALMOND Autore di Slcellig SALAN "}}</text:p>
          </table:table-cell>
        </table:table-row>
        <table:table-row table:style-name="ro1">
          <table:table-cell office:value-type="string" calcext:value-type="string">
            <text:p>JACK KEROUAC ON THE ROAD PERENCE </text:p>
          </table:table-cell>
          <table:table-cell table:formula="of:=&quot;{&quot;&quot;text_snippet&quot;&quot;: {&quot;&quot;content&quot;&quot;: &quot;&quot;&quot; &amp; [.A17] &amp; &quot;&quot;&quot;}}&quot;" office:value-type="string" office:string-value="{&quot;text_snippet&quot;: {&quot;content&quot;: &quot;JACK KEROUAC ON THE ROAD PERENCE &quot;}}" calcext:value-type="string">
            <text:p>{"text_snippet": {"content": "JACK KEROUAC ON THE ROAD PERENCE "}}</text:p>
          </table:table-cell>
        </table:table-row>
        <table:table-row table:style-name="ro1">
          <table:table-cell office:value-type="string" calcext:value-type="string">
            <text:p>Murakami Haruki Dance Dance Dance ET. Einaudi </text:p>
          </table:table-cell>
          <table:table-cell table:formula="of:=&quot;{&quot;&quot;text_snippet&quot;&quot;: {&quot;&quot;content&quot;&quot;: &quot;&quot;&quot; &amp; [.A18] &amp; &quot;&quot;&quot;}}&quot;" office:value-type="string" office:string-value="{&quot;text_snippet&quot;: {&quot;content&quot;: &quot;Murakami Haruki Dance Dance Dance ET. Einaudi &quot;}}" calcext:value-type="string">
            <text:p>{"text_snippet": {"content": "Murakami Haruki Dance Dance Dance ET. Einaudi "}}</text:p>
          </table:table-cell>
        </table:table-row>
        <table:table-row table:style-name="ro1">
          <table:table-cell office:value-type="string" calcext:value-type="string">
            <text:p>MASSIMO GRAMELLINI Fai bei sogni ONANESI </text:p>
          </table:table-cell>
          <table:table-cell table:formula="of:=&quot;{&quot;&quot;text_snippet&quot;&quot;: {&quot;&quot;content&quot;&quot;: &quot;&quot;&quot; &amp; [.A19] &amp; &quot;&quot;&quot;}}&quot;" office:value-type="string" office:string-value="{&quot;text_snippet&quot;: {&quot;content&quot;: &quot;MASSIMO GRAMELLINI Fai bei sogni ONANESI &quot;}}" calcext:value-type="string">
            <text:p>{"text_snippet": {"content": "MASSIMO GRAMELLINI Fai bei sogni ONANESI "}}</text:p>
          </table:table-cell>
        </table:table-row>
        <table:table-row table:style-name="ro1">
          <table:table-cell office:value-type="string" calcext:value-type="string">
            <text:p>HERMANN VINKE LA BREVE VITA DI SOPHIE SCHOLL l guste di leggere </text:p>
          </table:table-cell>
          <table:table-cell table:formula="of:=&quot;{&quot;&quot;text_snippet&quot;&quot;: {&quot;&quot;content&quot;&quot;: &quot;&quot;&quot; &amp; [.A20] &amp; &quot;&quot;&quot;}}&quot;" office:value-type="string" office:string-value="{&quot;text_snippet&quot;: {&quot;content&quot;: &quot;HERMANN VINKE LA BREVE VITA DI SOPHIE SCHOLL l guste di leggere &quot;}}" calcext:value-type="string">
            <text:p>{"text_snippet": {"content": "HERMANN VINKE LA BREVE VITA DI SOPHIE SCHOLL l guste di leggere "}}</text:p>
          </table:table-cell>
        </table:table-row>
        <table:table-row table:style-name="ro1">
          <table:table-cell office:value-type="string" calcext:value-type="string">
            <text:p>100PAGINE 1O00 liRE HESSE Knulp Storia di un vagabando </text:p>
          </table:table-cell>
          <table:table-cell table:formula="of:=&quot;{&quot;&quot;text_snippet&quot;&quot;: {&quot;&quot;content&quot;&quot;: &quot;&quot;&quot; &amp; [.A21] &amp; &quot;&quot;&quot;}}&quot;" office:value-type="string" office:string-value="{&quot;text_snippet&quot;: {&quot;content&quot;: &quot;100PAGINE 1O00 liRE HESSE Knulp Storia di un vagabando &quot;}}" calcext:value-type="string">
            <text:p>{"text_snippet": {"content": "100PAGINE 1O00 liRE HESSE Knulp Storia di un vagabando "}}</text:p>
          </table:table-cell>
        </table:table-row>
        <table:table-row table:style-name="ro1">
          <table:table-cell office:value-type="string" calcext:value-type="string">
            <text:p>Emily Bennse Cime tempestose ENAUDN TABCADL </text:p>
          </table:table-cell>
          <table:table-cell table:formula="of:=&quot;{&quot;&quot;text_snippet&quot;&quot;: {&quot;&quot;content&quot;&quot;: &quot;&quot;&quot; &amp; [.A22] &amp; &quot;&quot;&quot;}}&quot;" office:value-type="string" office:string-value="{&quot;text_snippet&quot;: {&quot;content&quot;: &quot;Emily Bennse Cime tempestose ENAUDN TABCADL &quot;}}" calcext:value-type="string">
            <text:p>{"text_snippet": {"content": "Emily Bennse Cime tempestose ENAUDN TABCADL "}}</text:p>
          </table:table-cell>
        </table:table-row>
        <table:table-row table:style-name="ro1">
          <table:table-cell office:value-type="string" calcext:value-type="string">
            <text:p>Flaubert Madame Bovary Garzanti </text:p>
          </table:table-cell>
          <table:table-cell table:formula="of:=&quot;{&quot;&quot;text_snippet&quot;&quot;: {&quot;&quot;content&quot;&quot;: &quot;&quot;&quot; &amp; [.A23] &amp; &quot;&quot;&quot;}}&quot;" office:value-type="string" office:string-value="{&quot;text_snippet&quot;: {&quot;content&quot;: &quot;Flaubert Madame Bovary Garzanti &quot;}}" calcext:value-type="string">
            <text:p>{"text_snippet": {"content": "Flaubert Madame Bovary Garzanti "}}</text:p>
          </table:table-cell>
        </table:table-row>
        <table:table-row table:style-name="ro1">
          <table:table-cell office:value-type="string" calcext:value-type="string">
            <text:p>16 RACCONTI ITALIANI LIBRERIA RINASCITA EDITRICE BRESCIA </text:p>
          </table:table-cell>
          <table:table-cell table:formula="of:=&quot;{&quot;&quot;text_snippet&quot;&quot;: {&quot;&quot;content&quot;&quot;: &quot;&quot;&quot; &amp; [.A24] &amp; &quot;&quot;&quot;}}&quot;" office:value-type="string" office:string-value="{&quot;text_snippet&quot;: {&quot;content&quot;: &quot;16 RACCONTI ITALIANI LIBRERIA RINASCITA EDITRICE BRESCIA &quot;}}" calcext:value-type="string">
            <text:p>{"text_snippet": {"content": "16 RACCONTI ITALIANI LIBRERIA RINASCITA EDITRICE BRESCIA "}}</text:p>
          </table:table-cell>
        </table:table-row>
        <table:table-row table:style-name="ro1">
          <table:table-cell office:value-type="string" calcext:value-type="string">
            <text:p>andrea camilleri la scomparsa di Pate LE </text:p>
          </table:table-cell>
          <table:table-cell table:formula="of:=&quot;{&quot;&quot;text_snippet&quot;&quot;: {&quot;&quot;content&quot;&quot;: &quot;&quot;&quot; &amp; [.A25] &amp; &quot;&quot;&quot;}}&quot;" office:value-type="string" office:string-value="{&quot;text_snippet&quot;: {&quot;content&quot;: &quot;andrea camilleri la scomparsa di Pate LE &quot;}}" calcext:value-type="string">
            <text:p>{"text_snippet": {"content": "andrea camilleri la scomparsa di Pate LE "}}</text:p>
          </table:table-cell>
        </table:table-row>
        <table:table-row table:style-name="ro1">
          <table:table-cell office:value-type="string" calcext:value-type="string">
            <text:p>Andre Comillen LA MOSSA DEL CAVALLO </text:p>
          </table:table-cell>
          <table:table-cell table:formula="of:=&quot;{&quot;&quot;text_snippet&quot;&quot;: {&quot;&quot;content&quot;&quot;: &quot;&quot;&quot; &amp; [.A26] &amp; &quot;&quot;&quot;}}&quot;" office:value-type="string" office:string-value="{&quot;text_snippet&quot;: {&quot;content&quot;: &quot;Andre Comillen LA MOSSA DEL CAVALLO &quot;}}" calcext:value-type="string">
            <text:p>{"text_snippet": {"content": "Andre Comillen LA MOSSA DEL CAVALLO "}}</text:p>
          </table:table-cell>
        </table:table-row>
        <table:table-row table:style-name="ro1">
          <table:table-cell office:value-type="string" calcext:value-type="string">
            <text:p>Leggere narrativa Giovanni Verga I Malavoglia Principate </text:p>
          </table:table-cell>
          <table:table-cell table:formula="of:=&quot;{&quot;&quot;text_snippet&quot;&quot;: {&quot;&quot;content&quot;&quot;: &quot;&quot;&quot; &amp; [.A27] &amp; &quot;&quot;&quot;}}&quot;" office:value-type="string" office:string-value="{&quot;text_snippet&quot;: {&quot;content&quot;: &quot;Leggere narrativa Giovanni Verga I Malavoglia Principate &quot;}}" calcext:value-type="string">
            <text:p>{"text_snippet": {"content": "Leggere narrativa Giovanni Verga I Malavoglia Principate "}}</text:p>
          </table:table-cell>
        </table:table-row>
        <table:table-row table:style-name="ro1">
          <table:table-cell office:value-type="string" calcext:value-type="string">
            <text:p>MARIATERESA DI LASCIA PASSAGGIO IN OMBRA </text:p>
          </table:table-cell>
          <table:table-cell table:formula="of:=&quot;{&quot;&quot;text_snippet&quot;&quot;: {&quot;&quot;content&quot;&quot;: &quot;&quot;&quot; &amp; [.A28] &amp; &quot;&quot;&quot;}}&quot;" office:value-type="string" office:string-value="{&quot;text_snippet&quot;: {&quot;content&quot;: &quot;MARIATERESA DI LASCIA PASSAGGIO IN OMBRA &quot;}}" calcext:value-type="string">
            <text:p>{"text_snippet": {"content": "MARIATERESA DI LASCIA PASSAGGIO IN OMBRA "}}</text:p>
          </table:table-cell>
        </table:table-row>
        <table:table-row table:style-name="ro1">
          <table:table-cell office:value-type="string" calcext:value-type="string">
            <text:p>IAN MCEWAN Bambini nel tempo </text:p>
          </table:table-cell>
          <table:table-cell table:formula="of:=&quot;{&quot;&quot;text_snippet&quot;&quot;: {&quot;&quot;content&quot;&quot;: &quot;&quot;&quot; &amp; [.A29] &amp; &quot;&quot;&quot;}}&quot;" office:value-type="string" office:string-value="{&quot;text_snippet&quot;: {&quot;content&quot;: &quot;IAN MCEWAN Bambini nel tempo &quot;}}" calcext:value-type="string">
            <text:p>{"text_snippet": {"content": "IAN MCEWAN Bambini nel tempo "}}</text:p>
          </table:table-cell>
        </table:table-row>
        <table:table-row table:style-name="ro1">
          <table:table-cell office:value-type="string" calcext:value-type="string">
            <text:p>ELIAS CANETTI La lingua salvata </text:p>
          </table:table-cell>
          <table:table-cell table:formula="of:=&quot;{&quot;&quot;text_snippet&quot;&quot;: {&quot;&quot;content&quot;&quot;: &quot;&quot;&quot; &amp; [.A30] &amp; &quot;&quot;&quot;}}&quot;" office:value-type="string" office:string-value="{&quot;text_snippet&quot;: {&quot;content&quot;: &quot;ELIAS CANETTI La lingua salvata &quot;}}" calcext:value-type="string">
            <text:p>{"text_snippet": {"content": "ELIAS CANETTI La lingua salvata "}}</text:p>
          </table:table-cell>
        </table:table-row>
        <table:table-row table:style-name="ro1">
          <table:table-cell office:value-type="string" calcext:value-type="string">
            <text:p>GIORGIO BASSANI Il giardino dei Finzi-Contini </text:p>
          </table:table-cell>
          <table:table-cell table:formula="of:=&quot;{&quot;&quot;text_snippet&quot;&quot;: {&quot;&quot;content&quot;&quot;: &quot;&quot;&quot; &amp; [.A31] &amp; &quot;&quot;&quot;}}&quot;" office:value-type="string" office:string-value="{&quot;text_snippet&quot;: {&quot;content&quot;: &quot;GIORGIO BASSANI Il giardino dei Finzi-Contini &quot;}}" calcext:value-type="string">
            <text:p>{"text_snippet": {"content": "GIORGIO BASSANI Il giardino dei Finzi-Contini "}}</text:p>
          </table:table-cell>
        </table:table-row>
        <table:table-row table:style-name="ro1">
          <table:table-cell office:value-type="string" calcext:value-type="string">
            <text:p>PETER HANDKE La donna mancina </text:p>
          </table:table-cell>
          <table:table-cell table:formula="of:=&quot;{&quot;&quot;text_snippet&quot;&quot;: {&quot;&quot;content&quot;&quot;: &quot;&quot;&quot; &amp; [.A32] &amp; &quot;&quot;&quot;}}&quot;" office:value-type="string" office:string-value="{&quot;text_snippet&quot;: {&quot;content&quot;: &quot;PETER HANDKE La donna mancina &quot;}}" calcext:value-type="string">
            <text:p>{"text_snippet": {"content": "PETER HANDKE La donna mancina "}}</text:p>
          </table:table-cell>
        </table:table-row>
        <table:table-row table:style-name="ro1">
          <table:table-cell office:value-type="string" calcext:value-type="string">
            <text:p>GÜNTER GRASS Il tamburo di latta </text:p>
          </table:table-cell>
          <table:table-cell table:formula="of:=&quot;{&quot;&quot;text_snippet&quot;&quot;: {&quot;&quot;content&quot;&quot;: &quot;&quot;&quot; &amp; [.A33] &amp; &quot;&quot;&quot;}}&quot;" office:value-type="string" office:string-value="{&quot;text_snippet&quot;: {&quot;content&quot;: &quot;GÜNTER GRASS Il tamburo di latta &quot;}}" calcext:value-type="string">
            <text:p>{"text_snippet": {"content": "GÜNTER GRASS Il tamburo di latta "}}</text:p>
          </table:table-cell>
        </table:table-row>
        <table:table-row table:style-name="ro1">
          <table:table-cell office:value-type="string" calcext:value-type="string">
            <text:p>F. Kafka IL PROCESSO L'ondinana amministratione dell assedo </text:p>
          </table:table-cell>
          <table:table-cell table:formula="of:=&quot;{&quot;&quot;text_snippet&quot;&quot;: {&quot;&quot;content&quot;&quot;: &quot;&quot;&quot; &amp; [.A34] &amp; &quot;&quot;&quot;}}&quot;" office:value-type="string" office:string-value="{&quot;text_snippet&quot;: {&quot;content&quot;: &quot;F. Kafka IL PROCESSO L'ondinana amministratione dell assedo &quot;}}" calcext:value-type="string">
            <text:p>{"text_snippet": {"content": "F. Kafka IL PROCESSO L'ondinana amministratione dell assedo "}}</text:p>
          </table:table-cell>
        </table:table-row>
        <table:table-row table:style-name="ro1">
          <table:table-cell office:value-type="string" calcext:value-type="string">
            <text:p>Lienle n itri ISABEL ALLENDE IL PIANO INFINITO </text:p>
          </table:table-cell>
          <table:table-cell table:formula="of:=&quot;{&quot;&quot;text_snippet&quot;&quot;: {&quot;&quot;content&quot;&quot;: &quot;&quot;&quot; &amp; [.A35] &amp; &quot;&quot;&quot;}}&quot;" office:value-type="string" office:string-value="{&quot;text_snippet&quot;: {&quot;content&quot;: &quot;Lienle n itri ISABEL ALLENDE IL PIANO INFINITO &quot;}}" calcext:value-type="string">
            <text:p>{"text_snippet": {"content": "Lienle n itri ISABEL ALLENDE IL PIANO INFINITO "}}</text:p>
          </table:table-cell>
        </table:table-row>
        <table:table-row table:style-name="ro1">
          <table:table-cell office:value-type="string" calcext:value-type="string">
            <text:p>Uiersale letua EDGAR ALLAN POE LE AVVENTURE DI GORDON PYM Profaoe d Ato Benokco Editon Runt </text:p>
          </table:table-cell>
          <table:table-cell table:formula="of:=&quot;{&quot;&quot;text_snippet&quot;&quot;: {&quot;&quot;content&quot;&quot;: &quot;&quot;&quot; &amp; [.A36] &amp; &quot;&quot;&quot;}}&quot;" office:value-type="string" office:string-value="{&quot;text_snippet&quot;: {&quot;content&quot;: &quot;Uiersale letua EDGAR ALLAN POE LE AVVENTURE DI GORDON PYM Profaoe d Ato Benokco Editon Runt &quot;}}" calcext:value-type="string">
            <text:p>{"text_snippet": {"content": "Uiersale letua EDGAR ALLAN POE LE AVVENTURE DI GORDON PYM Profaoe d Ato Benokco Editon Runt "}}</text:p>
          </table:table-cell>
        </table:table-row>
        <table:table-row table:style-name="ro1">
          <table:table-cell office:value-type="string" calcext:value-type="string">
            <text:p>Live 3900 EAPOE Tutti i racconti del mistero, dell'incubo e del terrore 1TASCAM CONOMIC NEWTON </text:p>
          </table:table-cell>
          <table:table-cell table:formula="of:=&quot;{&quot;&quot;text_snippet&quot;&quot;: {&quot;&quot;content&quot;&quot;: &quot;&quot;&quot; &amp; [.A37] &amp; &quot;&quot;&quot;}}&quot;" office:value-type="string" office:string-value="{&quot;text_snippet&quot;: {&quot;content&quot;: &quot;Live 3900 EAPOE Tutti i racconti del mistero, dell'incubo e del terrore 1TASCAM CONOMIC NEWTON &quot;}}" calcext:value-type="string">
            <text:p>{"text_snippet": {"content": "Live 3900 EAPOE Tutti i racconti del mistero, dell'incubo e del terrore 1TASCAM CONOMIC NEWTON "}}</text:p>
          </table:table-cell>
        </table:table-row>
        <table:table-row table:style-name="ro1">
          <table:table-cell office:value-type="string" calcext:value-type="string">
            <text:p>niente è come sembra un film di franco battiato </text:p>
          </table:table-cell>
          <table:table-cell table:formula="of:=&quot;{&quot;&quot;text_snippet&quot;&quot;: {&quot;&quot;content&quot;&quot;: &quot;&quot;&quot; &amp; [.A38] &amp; &quot;&quot;&quot;}}&quot;" office:value-type="string" office:string-value="{&quot;text_snippet&quot;: {&quot;content&quot;: &quot;niente è come sembra un film di franco battiato &quot;}}" calcext:value-type="string">
            <text:p>{"text_snippet": {"content": "niente è come sembra un film di franco battiato "}}</text:p>
          </table:table-cell>
        </table:table-row>
        <table:table-row table:style-name="ro1">
          <table:table-cell office:value-type="string" calcext:value-type="string">
            <text:p>LIRE 2000 LIRE DOSTOEVSKIJ Delitto e castigo LOANOCA NEWN </text:p>
          </table:table-cell>
          <table:table-cell table:formula="of:=&quot;{&quot;&quot;text_snippet&quot;&quot;: {&quot;&quot;content&quot;&quot;: &quot;&quot;&quot; &amp; [.A39] &amp; &quot;&quot;&quot;}}&quot;" office:value-type="string" office:string-value="{&quot;text_snippet&quot;: {&quot;content&quot;: &quot;LIRE 2000 LIRE DOSTOEVSKIJ Delitto e castigo LOANOCA NEWN &quot;}}" calcext:value-type="string">
            <text:p>{"text_snippet": {"content": "LIRE 2000 LIRE DOSTOEVSKIJ Delitto e castigo LOANOCA NEWN "}}</text:p>
          </table:table-cell>
        </table:table-row>
        <table:table-row table:style-name="ro1">
          <table:table-cell office:value-type="string" calcext:value-type="string">
            <text:p>HUGO PRATT CORTO MALTESE UNA BALLAIA DEL MARE SALATO </text:p>
          </table:table-cell>
          <table:table-cell table:formula="of:=&quot;{&quot;&quot;text_snippet&quot;&quot;: {&quot;&quot;content&quot;&quot;: &quot;&quot;&quot; &amp; [.A40] &amp; &quot;&quot;&quot;}}&quot;" office:value-type="string" office:string-value="{&quot;text_snippet&quot;: {&quot;content&quot;: &quot;HUGO PRATT CORTO MALTESE UNA BALLAIA DEL MARE SALATO &quot;}}" calcext:value-type="string">
            <text:p>{"text_snippet": {"content": "HUGO PRATT CORTO MALTESE UNA BALLAIA DEL MARE SALATO "}}</text:p>
          </table:table-cell>
        </table:table-row>
        <table:table-row table:style-name="ro1">
          <table:table-cell office:value-type="string" calcext:value-type="string">
            <text:p>DACIA MARAINI L'amore rubato </text:p>
          </table:table-cell>
          <table:table-cell table:formula="of:=&quot;{&quot;&quot;text_snippet&quot;&quot;: {&quot;&quot;content&quot;&quot;: &quot;&quot;&quot; &amp; [.A41] &amp; &quot;&quot;&quot;}}&quot;" office:value-type="string" office:string-value="{&quot;text_snippet&quot;: {&quot;content&quot;: &quot;DACIA MARAINI L'amore rubato &quot;}}" calcext:value-type="string">
            <text:p>{"text_snippet": {"content": "DACIA MARAINI L'amore rubato "}}</text:p>
          </table:table-cell>
        </table:table-row>
        <table:table-row table:style-name="ro1">
          <table:table-cell office:value-type="string" calcext:value-type="string">
            <text:p>FRANCESCO GUCCINI ICARO -25 UKAR BES </text:p>
          </table:table-cell>
          <table:table-cell table:formula="of:=&quot;{&quot;&quot;text_snippet&quot;&quot;: {&quot;&quot;content&quot;&quot;: &quot;&quot;&quot; &amp; [.A42] &amp; &quot;&quot;&quot;}}&quot;" office:value-type="string" office:string-value="{&quot;text_snippet&quot;: {&quot;content&quot;: &quot;FRANCESCO GUCCINI ICARO -25 UKAR BES &quot;}}" calcext:value-type="string">
            <text:p>{"text_snippet": {"content": "FRANCESCO GUCCINI ICARO -25 UKAR BES "}}</text:p>
          </table:table-cell>
        </table:table-row>
        <table:table-row table:style-name="ro1">
          <table:table-cell office:value-type="string" calcext:value-type="string">
            <text:p>FRANCESCO GUCCINI Un matrimonio, u* funerale, per non parlar del gatte </text:p>
          </table:table-cell>
          <table:table-cell table:formula="of:=&quot;{&quot;&quot;text_snippet&quot;&quot;: {&quot;&quot;content&quot;&quot;: &quot;&quot;&quot; &amp; [.A43] &amp; &quot;&quot;&quot;}}&quot;" office:value-type="string" office:string-value="{&quot;text_snippet&quot;: {&quot;content&quot;: &quot;FRANCESCO GUCCINI Un matrimonio, u* funerale, per non parlar del gatte &quot;}}" calcext:value-type="string">
            <text:p>{"text_snippet": {"content": "FRANCESCO GUCCINI Un matrimonio, u* funerale, per non parlar del gatte "}}</text:p>
          </table:table-cell>
        </table:table-row>
        <table:table-row table:style-name="ro1">
          <table:table-cell office:value-type="string" calcext:value-type="string">
            <text:p>LORIANO MACCHIAVELLI EST I SOTTERRANEI DI BOLOGNA </text:p>
          </table:table-cell>
          <table:table-cell table:formula="of:=&quot;{&quot;&quot;text_snippet&quot;&quot;: {&quot;&quot;content&quot;&quot;: &quot;&quot;&quot; &amp; [.A44] &amp; &quot;&quot;&quot;}}&quot;" office:value-type="string" office:string-value="{&quot;text_snippet&quot;: {&quot;content&quot;: &quot;LORIANO MACCHIAVELLI EST I SOTTERRANEI DI BOLOGNA &quot;}}" calcext:value-type="string">
            <text:p>{"text_snippet": {"content": "LORIANO MACCHIAVELLI EST I SOTTERRANEI DI BOLOGNA "}}</text:p>
          </table:table-cell>
        </table:table-row>
        <table:table-row table:style-name="ro1">
          <table:table-cell office:value-type="string" calcext:value-type="string">
            <text:p>FRANCESCO GUCCINI LORIANO MACCHIAVELLI BEST LO SPIRITO E ALTRI BRIGANTI </text:p>
          </table:table-cell>
          <table:table-cell table:formula="of:=&quot;{&quot;&quot;text_snippet&quot;&quot;: {&quot;&quot;content&quot;&quot;: &quot;&quot;&quot; &amp; [.A45] &amp; &quot;&quot;&quot;}}&quot;" office:value-type="string" office:string-value="{&quot;text_snippet&quot;: {&quot;content&quot;: &quot;FRANCESCO GUCCINI LORIANO MACCHIAVELLI BEST LO SPIRITO E ALTRI BRIGANTI &quot;}}" calcext:value-type="string">
            <text:p>{"text_snippet": {"content": "FRANCESCO GUCCINI LORIANO MACCHIAVELLI BEST LO SPIRITO E ALTRI BRIGANTI "}}</text:p>
          </table:table-cell>
        </table:table-row>
        <table:table-row table:style-name="ro1">
          <table:table-cell office:value-type="string" calcext:value-type="string">
            <text:p>NICK HORNBY Tutto Per una ragazza </text:p>
          </table:table-cell>
          <table:table-cell table:formula="of:=&quot;{&quot;&quot;text_snippet&quot;&quot;: {&quot;&quot;content&quot;&quot;: &quot;&quot;&quot; &amp; [.A46] &amp; &quot;&quot;&quot;}}&quot;" office:value-type="string" office:string-value="{&quot;text_snippet&quot;: {&quot;content&quot;: &quot;NICK HORNBY Tutto Per una ragazza &quot;}}" calcext:value-type="string">
            <text:p>{"text_snippet": {"content": "NICK HORNBY Tutto Per una ragazza "}}</text:p>
          </table:table-cell>
        </table:table-row>
        <table:table-row table:style-name="ro1">
          <table:table-cell office:value-type="string" calcext:value-type="string">
            <text:p>Nick Hornby TUTTA UN'ALTRA MUSICA </text:p>
          </table:table-cell>
          <table:table-cell table:formula="of:=&quot;{&quot;&quot;text_snippet&quot;&quot;: {&quot;&quot;content&quot;&quot;: &quot;&quot;&quot; &amp; [.A47] &amp; &quot;&quot;&quot;}}&quot;" office:value-type="string" office:string-value="{&quot;text_snippet&quot;: {&quot;content&quot;: &quot;Nick Hornby TUTTA UN'ALTRA MUSICA &quot;}}" calcext:value-type="string">
            <text:p>{"text_snippet": {"content": "Nick Hornby TUTTA UN'ALTRA MUSICA "}}</text:p>
          </table:table-cell>
        </table:table-row>
        <table:table-row table:style-name="ro1">
          <table:table-cell office:value-type="string" calcext:value-type="string">
            <text:p>margaret mazzantini venuto al mondo BEST </text:p>
          </table:table-cell>
          <table:table-cell table:formula="of:=&quot;{&quot;&quot;text_snippet&quot;&quot;: {&quot;&quot;content&quot;&quot;: &quot;&quot;&quot; &amp; [.A48] &amp; &quot;&quot;&quot;}}&quot;" office:value-type="string" office:string-value="{&quot;text_snippet&quot;: {&quot;content&quot;: &quot;margaret mazzantini venuto al mondo BEST &quot;}}" calcext:value-type="string">
            <text:p>{"text_snippet": {"content": "margaret mazzantini venuto al mondo BEST "}}</text:p>
          </table:table-cell>
        </table:table-row>
        <table:table-row table:style-name="ro1">
          <table:table-cell office:value-type="string" calcext:value-type="string">
            <text:p>Rilke le storie del buon Dio TEC </text:p>
          </table:table-cell>
          <table:table-cell table:formula="of:=&quot;{&quot;&quot;text_snippet&quot;&quot;: {&quot;&quot;content&quot;&quot;: &quot;&quot;&quot; &amp; [.A49] &amp; &quot;&quot;&quot;}}&quot;" office:value-type="string" office:string-value="{&quot;text_snippet&quot;: {&quot;content&quot;: &quot;Rilke le storie del buon Dio TEC &quot;}}" calcext:value-type="string">
            <text:p>{"text_snippet": {"content": "Rilke le storie del buon Dio TEC "}}</text:p>
          </table:table-cell>
        </table:table-row>
        <table:table-row table:style-name="ro1">
          <table:table-cell office:value-type="string" calcext:value-type="string">
            <text:p>Pirandello Non è una cosa seria e abe novelle coniugal 000L </text:p>
          </table:table-cell>
          <table:table-cell table:formula="of:=&quot;{&quot;&quot;text_snippet&quot;&quot;: {&quot;&quot;content&quot;&quot;: &quot;&quot;&quot; &amp; [.A50] &amp; &quot;&quot;&quot;}}&quot;" office:value-type="string" office:string-value="{&quot;text_snippet&quot;: {&quot;content&quot;: &quot;Pirandello Non è una cosa seria e abe novelle coniugal 000L &quot;}}" calcext:value-type="string">
            <text:p>{"text_snippet": {"content": "Pirandello Non è una cosa seria e abe novelle coniugal 000L "}}</text:p>
          </table:table-cell>
        </table:table-row>
        <table:table-row table:style-name="ro1">
          <table:table-cell office:value-type="string" calcext:value-type="string">
            <text:p>Conmac McCanby Oltre il confine </text:p>
          </table:table-cell>
          <table:table-cell table:formula="of:=&quot;{&quot;&quot;text_snippet&quot;&quot;: {&quot;&quot;content&quot;&quot;: &quot;&quot;&quot; &amp; [.A51] &amp; &quot;&quot;&quot;}}&quot;" office:value-type="string" office:string-value="{&quot;text_snippet&quot;: {&quot;content&quot;: &quot;Conmac McCanby Oltre il confine &quot;}}" calcext:value-type="string">
            <text:p>{"text_snippet": {"content": "Conmac McCanby Oltre il confine "}}</text:p>
          </table:table-cell>
        </table:table-row>
        <table:table-row table:style-name="ro1">
          <table:table-cell office:value-type="string" calcext:value-type="string">
            <text:p>ANDREA DE CARLO 5900 DUE DI DUE degl Fann Pietro Citali Helo Calvino </text:p>
          </table:table-cell>
          <table:table-cell table:formula="of:=&quot;{&quot;&quot;text_snippet&quot;&quot;: {&quot;&quot;content&quot;&quot;: &quot;&quot;&quot; &amp; [.A52] &amp; &quot;&quot;&quot;}}&quot;" office:value-type="string" office:string-value="{&quot;text_snippet&quot;: {&quot;content&quot;: &quot;ANDREA DE CARLO 5900 DUE DI DUE degl Fann Pietro Citali Helo Calvino &quot;}}" calcext:value-type="string">
            <text:p>{"text_snippet": {"content": "ANDREA DE CARLO 5900 DUE DI DUE degl Fann Pietro Citali Helo Calvino "}}</text:p>
          </table:table-cell>
        </table:table-row>
        <table:table-row table:style-name="ro1">
          <table:table-cell office:value-type="string" calcext:value-type="string">
            <text:p>H.R LOVECRAFT LE MONTAGNE DELLA FOLLIA </text:p>
          </table:table-cell>
          <table:table-cell table:formula="of:=&quot;{&quot;&quot;text_snippet&quot;&quot;: {&quot;&quot;content&quot;&quot;: &quot;&quot;&quot; &amp; [.A53] &amp; &quot;&quot;&quot;}}&quot;" office:value-type="string" office:string-value="{&quot;text_snippet&quot;: {&quot;content&quot;: &quot;H.R LOVECRAFT LE MONTAGNE DELLA FOLLIA &quot;}}" calcext:value-type="string">
            <text:p>{"text_snippet": {"content": "H.R LOVECRAFT LE MONTAGNE DELLA FOLLIA "}}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AMOS OZ UNA PANTERA IN CANTINA </text:p>
          </table:table-cell>
          <table:table-cell table:formula="of:=&quot;{&quot;&quot;text_snippet&quot;&quot;: {&quot;&quot;content&quot;&quot;: &quot;&quot;&quot; &amp; [.A58] &amp; &quot;&quot;&quot;}}&quot;" office:value-type="string" office:string-value="{&quot;text_snippet&quot;: {&quot;content&quot;: &quot;AMOS OZ UNA PANTERA IN CANTINA &quot;}}" calcext:value-type="string">
            <text:p>{"text_snippet": {"content": "AMOS OZ UNA PANTERA IN CANTINA "}}</text:p>
          </table:table-cell>
        </table:table-row>
        <table:table-row table:style-name="ro1">
          <table:table-cell office:value-type="string" calcext:value-type="string">
            <text:p>WILACE TEE P E PR MICHAEL CUNNINGHAM THE HOURS </text:p>
          </table:table-cell>
          <table:table-cell table:formula="of:=&quot;{&quot;&quot;text_snippet&quot;&quot;: {&quot;&quot;content&quot;&quot;: &quot;&quot;&quot; &amp; [.A59] &amp; &quot;&quot;&quot;}}&quot;" office:value-type="string" office:string-value="{&quot;text_snippet&quot;: {&quot;content&quot;: &quot;WILACE TEE P E PR MICHAEL CUNNINGHAM THE HOURS &quot;}}" calcext:value-type="string">
            <text:p>{"text_snippet": {"content": "WILACE TEE P E PR MICHAEL CUNNINGHAM THE HOURS "}}</text:p>
          </table:table-cell>
        </table:table-row>
        <table:table-row table:style-name="ro1">
          <table:table-cell office:value-type="string" calcext:value-type="string">
            <text:p>MARIO RIGONI STERN SENTIERI SOTTO LA NEVE </text:p>
          </table:table-cell>
          <table:table-cell table:formula="of:=&quot;{&quot;&quot;text_snippet&quot;&quot;: {&quot;&quot;content&quot;&quot;: &quot;&quot;&quot; &amp; [.A60] &amp; &quot;&quot;&quot;}}&quot;" office:value-type="string" office:string-value="{&quot;text_snippet&quot;: {&quot;content&quot;: &quot;MARIO RIGONI STERN SENTIERI SOTTO LA NEVE &quot;}}" calcext:value-type="string">
            <text:p>{"text_snippet": {"content": "MARIO RIGONI STERN SENTIERI SOTTO LA NEVE "}}</text:p>
          </table:table-cell>
        </table:table-row>
        <table:table-row table:style-name="ro1">
          <table:table-cell office:value-type="string" calcext:value-type="string">
            <text:p>Enrico Brizzi JACK FRUSCIANTE E ÜSCİTO DAL GRUPPO </text:p>
          </table:table-cell>
          <table:table-cell table:formula="of:=&quot;{&quot;&quot;text_snippet&quot;&quot;: {&quot;&quot;content&quot;&quot;: &quot;&quot;&quot; &amp; [.A61] &amp; &quot;&quot;&quot;}}&quot;" office:value-type="string" office:string-value="{&quot;text_snippet&quot;: {&quot;content&quot;: &quot;Enrico Brizzi JACK FRUSCIANTE E ÜSCİTO DAL GRUPPO &quot;}}" calcext:value-type="string">
            <text:p>{"text_snippet": {"content": "Enrico Brizzi JACK FRUSCIANTE E ÜSCİTO DAL GRUPPO "}}</text:p>
          </table:table-cell>
        </table:table-row>
        <table:table-row table:style-name="ro1">
          <table:table-cell office:value-type="string" calcext:value-type="string">
            <text:p>Enrico Brizzi La vita quotidiana a Bologna ai tempi di Vasco </text:p>
          </table:table-cell>
          <table:table-cell table:formula="of:=&quot;{&quot;&quot;text_snippet&quot;&quot;: {&quot;&quot;content&quot;&quot;: &quot;&quot;&quot; &amp; [.A62] &amp; &quot;&quot;&quot;}}&quot;" office:value-type="string" office:string-value="{&quot;text_snippet&quot;: {&quot;content&quot;: &quot;Enrico Brizzi La vita quotidiana a Bologna ai tempi di Vasco &quot;}}" calcext:value-type="string">
            <text:p>{"text_snippet": {"content": "Enrico Brizzi La vita quotidiana a Bologna ai tempi di Vasco "}}</text:p>
          </table:table-cell>
        </table:table-row>
        <table:table-row table:style-name="ro1">
          <table:table-cell office:value-type="string" calcext:value-type="string">
            <text:p>Alicia Gimener Bartlet Riti di morte Sellerio editore Palermo </text:p>
          </table:table-cell>
          <table:table-cell table:formula="of:=&quot;{&quot;&quot;text_snippet&quot;&quot;: {&quot;&quot;content&quot;&quot;: &quot;&quot;&quot; &amp; [.A63] &amp; &quot;&quot;&quot;}}&quot;" office:value-type="string" office:string-value="{&quot;text_snippet&quot;: {&quot;content&quot;: &quot;Alicia Gimener Bartlet Riti di morte Sellerio editore Palermo &quot;}}" calcext:value-type="string">
            <text:p>{"text_snippet": {"content": "Alicia Gimener Bartlet Riti di morte Sellerio editore Palermo "}}</text:p>
          </table:table-cell>
        </table:table-row>
        <table:table-row table:style-name="ro1">
          <table:table-cell office:value-type="string" calcext:value-type="string">
            <text:p>Thoreau Welden Vita net boschi Non lesi , la pe eve Amo che vi a o0os </text:p>
          </table:table-cell>
          <table:table-cell table:formula="of:=&quot;{&quot;&quot;text_snippet&quot;&quot;: {&quot;&quot;content&quot;&quot;: &quot;&quot;&quot; &amp; [.A64] &amp; &quot;&quot;&quot;}}&quot;" office:value-type="string" office:string-value="{&quot;text_snippet&quot;: {&quot;content&quot;: &quot;Thoreau Welden Vita net boschi Non lesi , la pe eve Amo che vi a o0os &quot;}}" calcext:value-type="string">
            <text:p>{"text_snippet": {"content": "Thoreau Welden Vita net boschi Non lesi , la pe eve Amo che vi a o0os "}}</text:p>
          </table:table-cell>
        </table:table-row>
        <table:table-row table:style-name="ro1">
          <table:table-cell office:value-type="string" calcext:value-type="string">
            <text:p>Lier onica Htrin DANIEL PENNAC SIGNOR MALAUSSENE </text:p>
          </table:table-cell>
          <table:table-cell table:formula="of:=&quot;{&quot;&quot;text_snippet&quot;&quot;: {&quot;&quot;content&quot;&quot;: &quot;&quot;&quot; &amp; [.A65] &amp; &quot;&quot;&quot;}}&quot;" office:value-type="string" office:string-value="{&quot;text_snippet&quot;: {&quot;content&quot;: &quot;Lier onica Htrin DANIEL PENNAC SIGNOR MALAUSSENE &quot;}}" calcext:value-type="string">
            <text:p>{"text_snippet": {"content": "Lier onica Htrin DANIEL PENNAC SIGNOR MALAUSSENE "}}</text:p>
          </table:table-cell>
        </table:table-row>
        <table:table-row table:style-name="ro1">
          <table:table-cell office:value-type="string" calcext:value-type="string">
            <text:p>INer STEFANO BENNI LA COMPAGNIA DEI CELESTINI </text:p>
          </table:table-cell>
          <table:table-cell table:formula="of:=&quot;{&quot;&quot;text_snippet&quot;&quot;: {&quot;&quot;content&quot;&quot;: &quot;&quot;&quot; &amp; [.A66] &amp; &quot;&quot;&quot;}}&quot;" office:value-type="string" office:string-value="{&quot;text_snippet&quot;: {&quot;content&quot;: &quot;INer STEFANO BENNI LA COMPAGNIA DEI CELESTINI &quot;}}" calcext:value-type="string">
            <text:p>{"text_snippet": {"content": "INer STEFANO BENNI LA COMPAGNIA DEI CELESTINI "}}</text:p>
          </table:table-cell>
        </table:table-row>
        <table:table-row table:style-name="ro1">
          <table:table-cell office:value-type="string" calcext:value-type="string">
            <text:p>Daniel Pennac Grazie </text:p>
          </table:table-cell>
          <table:table-cell table:formula="of:=&quot;{&quot;&quot;text_snippet&quot;&quot;: {&quot;&quot;content&quot;&quot;: &quot;&quot;&quot; &amp; [.A67] &amp; &quot;&quot;&quot;}}&quot;" office:value-type="string" office:string-value="{&quot;text_snippet&quot;: {&quot;content&quot;: &quot;Daniel Pennac Grazie &quot;}}" calcext:value-type="string">
            <text:p>{"text_snippet": {"content": "Daniel Pennac Grazie "}}</text:p>
          </table:table-cell>
        </table:table-row>
        <table:table-row table:style-name="ro1">
          <table:table-cell office:value-type="string" calcext:value-type="string">
            <text:p>ET Eaud Philip Roth PASTORALE AMERICANA </text:p>
          </table:table-cell>
          <table:table-cell table:formula="of:=&quot;{&quot;&quot;text_snippet&quot;&quot;: {&quot;&quot;content&quot;&quot;: &quot;&quot;&quot; &amp; [.A68] &amp; &quot;&quot;&quot;}}&quot;" office:value-type="string" office:string-value="{&quot;text_snippet&quot;: {&quot;content&quot;: &quot;ET Eaud Philip Roth PASTORALE AMERICANA &quot;}}" calcext:value-type="string">
            <text:p>{"text_snippet": {"content": "ET Eaud Philip Roth PASTORALE AMERICANA "}}</text:p>
          </table:table-cell>
        </table:table-row>
        <table:table-row table:style-name="ro1">
          <table:table-cell office:value-type="string" calcext:value-type="string">
            <text:p>Ray Bradbury Fahrenheit 451 </text:p>
          </table:table-cell>
          <table:table-cell table:formula="of:=&quot;{&quot;&quot;text_snippet&quot;&quot;: {&quot;&quot;content&quot;&quot;: &quot;&quot;&quot; &amp; [.A69] &amp; &quot;&quot;&quot;}}&quot;" office:value-type="string" office:string-value="{&quot;text_snippet&quot;: {&quot;content&quot;: &quot;Ray Bradbury Fahrenheit 451 &quot;}}" calcext:value-type="string">
            <text:p>{"text_snippet": {"content": "Ray Bradbury Fahrenheit 451 "}}</text:p>
          </table:table-cell>
        </table:table-row>
        <table:table-row table:style-name="ro1">
          <table:table-cell office:value-type="string" calcext:value-type="string">
            <text:p>RAY BRADBURY a Paese d'ottobre </text:p>
          </table:table-cell>
          <table:table-cell table:formula="of:=&quot;{&quot;&quot;text_snippet&quot;&quot;: {&quot;&quot;content&quot;&quot;: &quot;&quot;&quot; &amp; [.A70] &amp; &quot;&quot;&quot;}}&quot;" office:value-type="string" office:string-value="{&quot;text_snippet&quot;: {&quot;content&quot;: &quot;RAY BRADBURY a Paese d'ottobre &quot;}}" calcext:value-type="string">
            <text:p>{"text_snippet": {"content": "RAY BRADBURY a Paese d'ottobre "}}</text:p>
          </table:table-cell>
        </table:table-row>
        <table:table-row table:style-name="ro1">
          <table:table-cell office:value-type="string" calcext:value-type="string">
            <text:p>Ray Bradbury Omicidi di annata I'Unità </text:p>
          </table:table-cell>
          <table:table-cell table:formula="of:=&quot;{&quot;&quot;text_snippet&quot;&quot;: {&quot;&quot;content&quot;&quot;: &quot;&quot;&quot; &amp; [.A71] &amp; &quot;&quot;&quot;}}&quot;" office:value-type="string" office:string-value="{&quot;text_snippet&quot;: {&quot;content&quot;: &quot;Ray Bradbury Omicidi di annata I'Unità &quot;}}" calcext:value-type="string">
            <text:p>{"text_snippet": {"content": "Ray Bradbury Omicidi di annata I'Unità "}}</text:p>
          </table:table-cell>
        </table:table-row>
        <table:table-row table:style-name="ro1">
          <table:table-cell office:value-type="string" calcext:value-type="string">
            <text:p>Luigi Pirandello Il fu Mattia Pascal </text:p>
          </table:table-cell>
          <table:table-cell table:formula="of:=&quot;{&quot;&quot;text_snippet&quot;&quot;: {&quot;&quot;content&quot;&quot;: &quot;&quot;&quot; &amp; [.A72] &amp; &quot;&quot;&quot;}}&quot;" office:value-type="string" office:string-value="{&quot;text_snippet&quot;: {&quot;content&quot;: &quot;Luigi Pirandello Il fu Mattia Pascal &quot;}}" calcext:value-type="string">
            <text:p>{"text_snippet": {"content": "Luigi Pirandello Il fu Mattia Pascal "}}</text:p>
          </table:table-cell>
        </table:table-row>
        <table:table-row table:style-name="ro1">
          <table:table-cell office:value-type="string" calcext:value-type="string">
            <text:p>CARLO LUCARELLI L'ISOLA DELL'ANGELO CADUTO MITI LIRE 7900 </text:p>
          </table:table-cell>
          <table:table-cell table:formula="of:=&quot;{&quot;&quot;text_snippet&quot;&quot;: {&quot;&quot;content&quot;&quot;: &quot;&quot;&quot; &amp; [.A73] &amp; &quot;&quot;&quot;}}&quot;" office:value-type="string" office:string-value="{&quot;text_snippet&quot;: {&quot;content&quot;: &quot;CARLO LUCARELLI L'ISOLA DELL'ANGELO CADUTO MITI LIRE 7900 &quot;}}" calcext:value-type="string">
            <text:p>{"text_snippet": {"content": "CARLO LUCARELLI L'ISOLA DELL'ANGELO CADUTO MITI LIRE 7900 "}}</text:p>
          </table:table-cell>
        </table:table-row>
        <table:table-row table:style-name="ro1">
          <table:table-cell office:value-type="string" calcext:value-type="string">
            <text:p>Carlo Lucarelli Lestate torbida Nuniti/belle 6.500 </text:p>
          </table:table-cell>
          <table:table-cell table:formula="of:=&quot;{&quot;&quot;text_snippet&quot;&quot;: {&quot;&quot;content&quot;&quot;: &quot;&quot;&quot; &amp; [.A74] &amp; &quot;&quot;&quot;}}&quot;" office:value-type="string" office:string-value="{&quot;text_snippet&quot;: {&quot;content&quot;: &quot;Carlo Lucarelli Lestate torbida Nuniti/belle 6.500 &quot;}}" calcext:value-type="string">
            <text:p>{"text_snippet": {"content": "Carlo Lucarelli Lestate torbida Nuniti/belle 6.500 "}}</text:p>
          </table:table-cell>
        </table:table-row>
        <table:table-row table:style-name="ro1">
          <table:table-cell office:value-type="string" calcext:value-type="string">
            <text:p>Banana Yoshimoto L'abito di piume </text:p>
          </table:table-cell>
          <table:table-cell table:formula="of:=&quot;{&quot;&quot;text_snippet&quot;&quot;: {&quot;&quot;content&quot;&quot;: &quot;&quot;&quot; &amp; [.A75] &amp; &quot;&quot;&quot;}}&quot;" office:value-type="string" office:string-value="{&quot;text_snippet&quot;: {&quot;content&quot;: &quot;Banana Yoshimoto L'abito di piume &quot;}}" calcext:value-type="string">
            <text:p>{"text_snippet": {"content": "Banana Yoshimoto L'abito di piume "}}</text:p>
          </table:table-cell>
        </table:table-row>
        <table:table-row table:style-name="ro1">
          <table:table-cell office:value-type="string" calcext:value-type="string">
            <text:p>BANANA YOSHIMOTO Arcobaleno ICanguri/Nril </text:p>
          </table:table-cell>
          <table:table-cell table:formula="of:=&quot;{&quot;&quot;text_snippet&quot;&quot;: {&quot;&quot;content&quot;&quot;: &quot;&quot;&quot; &amp; [.A76] &amp; &quot;&quot;&quot;}}&quot;" office:value-type="string" office:string-value="{&quot;text_snippet&quot;: {&quot;content&quot;: &quot;BANANA YOSHIMOTO Arcobaleno ICanguri/Nril &quot;}}" calcext:value-type="string">
            <text:p>{"text_snippet": {"content": "BANANA YOSHIMOTO Arcobaleno ICanguri/Nril "}}</text:p>
          </table:table-cell>
        </table:table-row>
        <table:table-row table:style-name="ro1">
          <table:table-cell office:value-type="string" calcext:value-type="string">
            <text:p>Lnersle Eomio rin BANANA YOSHIMOTO AMRITA </text:p>
          </table:table-cell>
          <table:table-cell table:formula="of:=&quot;{&quot;&quot;text_snippet&quot;&quot;: {&quot;&quot;content&quot;&quot;: &quot;&quot;&quot; &amp; [.A77] &amp; &quot;&quot;&quot;}}&quot;" office:value-type="string" office:string-value="{&quot;text_snippet&quot;: {&quot;content&quot;: &quot;Lnersle Eomio rin BANANA YOSHIMOTO AMRITA &quot;}}" calcext:value-type="string">
            <text:p>{"text_snippet": {"content": "Lnersle Eomio rin BANANA YOSHIMOTO AMRITA "}}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Lire 3900 DARWIN- L'origine delle specie Lipe da v INVI 1872 </text:p>
          </table:table-cell>
          <table:table-cell table:formula="of:=&quot;{&quot;&quot;text_snippet&quot;&quot;: {&quot;&quot;content&quot;&quot;: &quot;&quot;&quot; &amp; [.A82] &amp; &quot;&quot;&quot;}}&quot;" office:value-type="string" office:string-value="{&quot;text_snippet&quot;: {&quot;content&quot;: &quot;Lire 3900 DARWIN- L'origine delle specie Lipe da v INVI 1872 &quot;}}" calcext:value-type="string">
            <text:p>{"text_snippet": {"content": "Lire 3900 DARWIN- L'origine delle specie Lipe da v INVI 1872 "}}</text:p>
          </table:table-cell>
        </table:table-row>
        <table:table-row table:style-name="ro1">
          <table:table-cell office:value-type="string" calcext:value-type="string">
            <text:p>ENSTEN Line 3900 Come io vedo il mondo La teoria della relatività La visione dell'universo del più grande scienziato del nostro secolo </text:p>
          </table:table-cell>
          <table:table-cell table:formula="of:=&quot;{&quot;&quot;text_snippet&quot;&quot;: {&quot;&quot;content&quot;&quot;: &quot;&quot;&quot; &amp; [.A83] &amp; &quot;&quot;&quot;}}&quot;" office:value-type="string" office:string-value="{&quot;text_snippet&quot;: {&quot;content&quot;: &quot;ENSTEN Line 3900 Come io vedo il mondo La teoria della relatività La visione dell'universo del più grande scienziato del nostro secolo &quot;}}" calcext:value-type="string">
            <text:p>{"text_snippet": {"content": "ENSTEN Line 3900 Come io vedo il mondo La teoria della relatività La visione dell'universo del più grande scienziato del nostro secolo "}}</text:p>
          </table:table-cell>
        </table:table-row>
        <table:table-row table:style-name="ro1">
          <table:table-cell office:value-type="string" calcext:value-type="string">
            <text:p>SUERSAG. UNIVERSALE R Stephen Hawking DAL BIG BANG AI BUCHI NERI Breve storia de tempe </text:p>
          </table:table-cell>
          <table:table-cell table:formula="of:=&quot;{&quot;&quot;text_snippet&quot;&quot;: {&quot;&quot;content&quot;&quot;: &quot;&quot;&quot; &amp; [.A84] &amp; &quot;&quot;&quot;}}&quot;" office:value-type="string" office:string-value="{&quot;text_snippet&quot;: {&quot;content&quot;: &quot;SUERSAG. UNIVERSALE R Stephen Hawking DAL BIG BANG AI BUCHI NERI Breve storia de tempe &quot;}}" calcext:value-type="string">
            <text:p>{"text_snippet": {"content": "SUERSAG. UNIVERSALE R Stephen Hawking DAL BIG BANG AI BUCHI NERI Breve storia de tempe "}}</text:p>
          </table:table-cell>
        </table:table-row>
        <table:table-row table:style-name="ro1">
          <table:table-cell office:value-type="string" calcext:value-type="string">
            <text:p>Stephen Ja y Gould GLI ALBERI NON CRESCONO FINO IN CIELO Varieta ed eccellenza nella storia della vita SCAR SASE MONAD </text:p>
          </table:table-cell>
          <table:table-cell table:formula="of:=&quot;{&quot;&quot;text_snippet&quot;&quot;: {&quot;&quot;content&quot;&quot;: &quot;&quot;&quot; &amp; [.A85] &amp; &quot;&quot;&quot;}}&quot;" office:value-type="string" office:string-value="{&quot;text_snippet&quot;: {&quot;content&quot;: &quot;Stephen Ja y Gould GLI ALBERI NON CRESCONO FINO IN CIELO Varieta ed eccellenza nella storia della vita SCAR SASE MONAD &quot;}}" calcext:value-type="string">
            <text:p>{"text_snippet": {"content": "Stephen Ja y Gould GLI ALBERI NON CRESCONO FINO IN CIELO Varieta ed eccellenza nella storia della vita SCAR SASE MONAD "}}</text:p>
          </table:table-cell>
        </table:table-row>
        <table:table-row table:style-name="ro1">
          <table:table-cell office:value-type="string" calcext:value-type="string">
            <text:p>100paciNE 1O00 liRE EINSTEIN Teoria dei quanti di luce </text:p>
          </table:table-cell>
          <table:table-cell table:formula="of:=&quot;{&quot;&quot;text_snippet&quot;&quot;: {&quot;&quot;content&quot;&quot;: &quot;&quot;&quot; &amp; [.A86] &amp; &quot;&quot;&quot;}}&quot;" office:value-type="string" office:string-value="{&quot;text_snippet&quot;: {&quot;content&quot;: &quot;100paciNE 1O00 liRE EINSTEIN Teoria dei quanti di luce &quot;}}" calcext:value-type="string">
            <text:p>{"text_snippet": {"content": "100paciNE 1O00 liRE EINSTEIN Teoria dei quanti di luce "}}</text:p>
          </table:table-cell>
        </table:table-row>
        <table:table-row table:style-name="ro1">
          <table:table-cell office:value-type="string" calcext:value-type="string">
            <text:p>RICHARD DAWKINS IL GENE EGOISTA LA PARTE IMMORTALE OGNI ESSEREVIVENTE O OSCAR MONDADORI SAGGI </text:p>
          </table:table-cell>
          <table:table-cell table:formula="of:=&quot;{&quot;&quot;text_snippet&quot;&quot;: {&quot;&quot;content&quot;&quot;: &quot;&quot;&quot; &amp; [.A87] &amp; &quot;&quot;&quot;}}&quot;" office:value-type="string" office:string-value="{&quot;text_snippet&quot;: {&quot;content&quot;: &quot;RICHARD DAWKINS IL GENE EGOISTA LA PARTE IMMORTALE OGNI ESSEREVIVENTE O OSCAR MONDADORI SAGGI &quot;}}" calcext:value-type="string">
            <text:p>{"text_snippet": {"content": "RICHARD DAWKINS IL GENE EGOISTA LA PARTE IMMORTALE OGNI ESSEREVIVENTE O OSCAR MONDADORI SAGGI "}}</text:p>
          </table:table-cell>
        </table:table-row>
        <table:table-row table:style-name="ro1">
          <table:table-cell office:value-type="string" calcext:value-type="string">
            <text:p>Steven Weinberg Alla ricerca delle leggi ultime della fisica </text:p>
          </table:table-cell>
          <table:table-cell table:formula="of:=&quot;{&quot;&quot;text_snippet&quot;&quot;: {&quot;&quot;content&quot;&quot;: &quot;&quot;&quot; &amp; [.A88] &amp; &quot;&quot;&quot;}}&quot;" office:value-type="string" office:string-value="{&quot;text_snippet&quot;: {&quot;content&quot;: &quot;Steven Weinberg Alla ricerca delle leggi ultime della fisica &quot;}}" calcext:value-type="string">
            <text:p>{"text_snippet": {"content": "Steven Weinberg Alla ricerca delle leggi ultime della fisica "}}</text:p>
          </table:table-cell>
        </table:table-row>
        <table:table-row table:style-name="ro1">
          <table:table-cell office:value-type="string" calcext:value-type="string">
            <text:p>Jacques Monod Il caso e la necessità </text:p>
          </table:table-cell>
          <table:table-cell table:formula="of:=&quot;{&quot;&quot;text_snippet&quot;&quot;: {&quot;&quot;content&quot;&quot;: &quot;&quot;&quot; &amp; [.A89] &amp; &quot;&quot;&quot;}}&quot;" office:value-type="string" office:string-value="{&quot;text_snippet&quot;: {&quot;content&quot;: &quot;Jacques Monod Il caso e la necessità &quot;}}" calcext:value-type="string">
            <text:p>{"text_snippet": {"content": "Jacques Monod Il caso e la necessità "}}</text:p>
          </table:table-cell>
        </table:table-row>
        <table:table-row table:style-name="ro1">
          <table:table-cell office:value-type="string" calcext:value-type="string">
            <text:p>gli Adelphi KONRAD LORENZ L'anello di Re Salomone </text:p>
          </table:table-cell>
          <table:table-cell table:formula="of:=&quot;{&quot;&quot;text_snippet&quot;&quot;: {&quot;&quot;content&quot;&quot;: &quot;&quot;&quot; &amp; [.A90] &amp; &quot;&quot;&quot;}}&quot;" office:value-type="string" office:string-value="{&quot;text_snippet&quot;: {&quot;content&quot;: &quot;gli Adelphi KONRAD LORENZ L'anello di Re Salomone &quot;}}" calcext:value-type="string">
            <text:p>{"text_snippet": {"content": "gli Adelphi KONRAD LORENZ L'anello di Re Salomone "}}</text:p>
          </table:table-cell>
        </table:table-row>
        <table:table-row table:style-name="ro1">
          <table:table-cell office:value-type="string" calcext:value-type="string">
            <text:p>Steven We inberg I PRIMI TRE MINUTI L'affascinante storia dell'origine dell'universo 0SCAR SAGG ONDAORt </text:p>
          </table:table-cell>
          <table:table-cell table:formula="of:=&quot;{&quot;&quot;text_snippet&quot;&quot;: {&quot;&quot;content&quot;&quot;: &quot;&quot;&quot; &amp; [.A91] &amp; &quot;&quot;&quot;}}&quot;" office:value-type="string" office:string-value="{&quot;text_snippet&quot;: {&quot;content&quot;: &quot;Steven We inberg I PRIMI TRE MINUTI L'affascinante storia dell'origine dell'universo 0SCAR SAGG ONDAORt &quot;}}" calcext:value-type="string">
            <text:p>{"text_snippet": {"content": "Steven We inberg I PRIMI TRE MINUTI L'affascinante storia dell'origine dell'universo 0SCAR SAGG ONDAORt "}}</text:p>
          </table:table-cell>
        </table:table-row>
        <table:table-row table:style-name="ro1">
          <table:table-cell office:value-type="string" calcext:value-type="string">
            <text:p>Biblioteca Scientifica 1 Gregory Bateson VERSO UNECOLOGIA DELLA MENTE </text:p>
          </table:table-cell>
          <table:table-cell table:formula="of:=&quot;{&quot;&quot;text_snippet&quot;&quot;: {&quot;&quot;content&quot;&quot;: &quot;&quot;&quot; &amp; [.A92] &amp; &quot;&quot;&quot;}}&quot;" office:value-type="string" office:string-value="{&quot;text_snippet&quot;: {&quot;content&quot;: &quot;Biblioteca Scientifica 1 Gregory Bateson VERSO UNECOLOGIA DELLA MENTE &quot;}}" calcext:value-type="string">
            <text:p>{"text_snippet": {"content": "Biblioteca Scientifica 1 Gregory Bateson VERSO UNECOLOGIA DELLA MENTE "}}</text:p>
          </table:table-cell>
        </table:table-row>
        <table:table-row table:style-name="ro1">
          <table:table-cell office:value-type="string" calcext:value-type="string">
            <text:p>Franco Berrino IL CIBO DELL'UOMO La via della salute tra conoscenza scientifica e antiche saggezze </text:p>
          </table:table-cell>
          <table:table-cell table:formula="of:=&quot;{&quot;&quot;text_snippet&quot;&quot;: {&quot;&quot;content&quot;&quot;: &quot;&quot;&quot; &amp; [.A93] &amp; &quot;&quot;&quot;}}&quot;" office:value-type="string" office:string-value="{&quot;text_snippet&quot;: {&quot;content&quot;: &quot;Franco Berrino IL CIBO DELL'UOMO La via della salute tra conoscenza scientifica e antiche saggezze &quot;}}" calcext:value-type="string">
            <text:p>{"text_snippet": {"content": "Franco Berrino IL CIBO DELL'UOMO La via della salute tra conoscenza scientifica e antiche saggezze "}}</text:p>
          </table:table-cell>
        </table:table-row>
        <table:table-row table:style-name="ro1">
          <table:table-cell office:value-type="string" calcext:value-type="string">
            <text:p>gli Adelphi EDWIN A. ABBOTT Flatlandia Raconte fantstie e pi din </text:p>
          </table:table-cell>
          <table:table-cell table:formula="of:=&quot;{&quot;&quot;text_snippet&quot;&quot;: {&quot;&quot;content&quot;&quot;: &quot;&quot;&quot; &amp; [.A94] &amp; &quot;&quot;&quot;}}&quot;" office:value-type="string" office:string-value="{&quot;text_snippet&quot;: {&quot;content&quot;: &quot;gli Adelphi EDWIN A. ABBOTT Flatlandia Raconte fantstie e pi din &quot;}}" calcext:value-type="string">
            <text:p>{"text_snippet": {"content": "gli Adelphi EDWIN A. ABBOTT Flatlandia Raconte fantstie e pi din "}}</text:p>
          </table:table-cell>
        </table:table-row>
        <table:table-row table:style-name="ro1">
          <table:table-cell office:value-type="string" calcext:value-type="string">
            <text:p>A. Gabrielli LA VITA GARIBALDI </text:p>
          </table:table-cell>
          <table:table-cell table:formula="of:=&quot;{&quot;&quot;text_snippet&quot;&quot;: {&quot;&quot;content&quot;&quot;: &quot;&quot;&quot; &amp; [.A95] &amp; &quot;&quot;&quot;}}&quot;" office:value-type="string" office:string-value="{&quot;text_snippet&quot;: {&quot;content&quot;: &quot;A. Gabrielli LA VITA GARIBALDI &quot;}}" calcext:value-type="string">
            <text:p>{"text_snippet": {"content": "A. Gabrielli LA VITA GARIBALDI "}}</text:p>
          </table:table-cell>
        </table:table-row>
        <table:table-row table:style-name="ro1">
          <table:table-cell office:value-type="string" calcext:value-type="string">
            <text:p>GIANNI RODARI IL LIBRO DEGLI ERRORI DISEGNI DI BRUND MUNARI 00 </text:p>
          </table:table-cell>
          <table:table-cell table:formula="of:=&quot;{&quot;&quot;text_snippet&quot;&quot;: {&quot;&quot;content&quot;&quot;: &quot;&quot;&quot; &amp; [.A96] &amp; &quot;&quot;&quot;}}&quot;" office:value-type="string" office:string-value="{&quot;text_snippet&quot;: {&quot;content&quot;: &quot;GIANNI RODARI IL LIBRO DEGLI ERRORI DISEGNI DI BRUND MUNARI 00 &quot;}}" calcext:value-type="string">
            <text:p>{"text_snippet": {"content": "GIANNI RODARI IL LIBRO DEGLI ERRORI DISEGNI DI BRUND MUNARI 00 "}}</text:p>
          </table:table-cell>
        </table:table-row>
        <table:table-row table:style-name="ro1">
          <table:table-cell office:value-type="string" calcext:value-type="string">
            <text:p>GIANNI RODARI C'ERA DUE VOLTE IL BARONE LAMBERTO </text:p>
          </table:table-cell>
          <table:table-cell table:formula="of:=&quot;{&quot;&quot;text_snippet&quot;&quot;: {&quot;&quot;content&quot;&quot;: &quot;&quot;&quot; &amp; [.A97] &amp; &quot;&quot;&quot;}}&quot;" office:value-type="string" office:string-value="{&quot;text_snippet&quot;: {&quot;content&quot;: &quot;GIANNI RODARI C'ERA DUE VOLTE IL BARONE LAMBERTO &quot;}}" calcext:value-type="string">
            <text:p>{"text_snippet": {"content": "GIANNI RODARI C'ERA DUE VOLTE IL BARONE LAMBERTO "}}</text:p>
          </table:table-cell>
        </table:table-row>
        <table:table-row table:style-name="ro1">
          <table:table-cell office:value-type="string" calcext:value-type="string">
            <text:p>CARCO MUTO Giuseppe Tandiola ATLANTE FANTASTICO DEL MEDIOEVO </text:p>
          </table:table-cell>
          <table:table-cell table:formula="of:=&quot;{&quot;&quot;text_snippet&quot;&quot;: {&quot;&quot;content&quot;&quot;: &quot;&quot;&quot; &amp; [.A98] &amp; &quot;&quot;&quot;}}&quot;" office:value-type="string" office:string-value="{&quot;text_snippet&quot;: {&quot;content&quot;: &quot;CARCO MUTO Giuseppe Tandiola ATLANTE FANTASTICO DEL MEDIOEVO &quot;}}" calcext:value-type="string">
            <text:p>{"text_snippet": {"content": "CARCO MUTO Giuseppe Tandiola ATLANTE FANTASTICO DEL MEDIOEVO "}}</text:p>
          </table:table-cell>
        </table:table-row>
        <table:table-row table:style-name="ro1">
          <table:table-cell office:value-type="string" calcext:value-type="string">
            <text:p>GU STAUZZI s4 Gianni Rodari Favole al telefono SINAUDI </text:p>
          </table:table-cell>
          <table:table-cell table:formula="of:=&quot;{&quot;&quot;text_snippet&quot;&quot;: {&quot;&quot;content&quot;&quot;: &quot;&quot;&quot; &amp; [.A99] &amp; &quot;&quot;&quot;}}&quot;" office:value-type="string" office:string-value="{&quot;text_snippet&quot;: {&quot;content&quot;: &quot;GU STAUZZI s4 Gianni Rodari Favole al telefono SINAUDI &quot;}}" calcext:value-type="string">
            <text:p>{"text_snippet": {"content": "GU STAUZZI s4 Gianni Rodari Favole al telefono SINAUDI "}}</text:p>
          </table:table-cell>
        </table:table-row>
        <table:table-row table:style-name="ro1">
          <table:table-cell office:value-type="string" calcext:value-type="string">
            <text:p>Teresa Radice Stefano Turconi IL PORTO PROIBITO </text:p>
          </table:table-cell>
          <table:table-cell table:formula="of:=&quot;{&quot;&quot;text_snippet&quot;&quot;: {&quot;&quot;content&quot;&quot;: &quot;&quot;&quot; &amp; [.A100] &amp; &quot;&quot;&quot;}}&quot;" office:value-type="string" office:string-value="{&quot;text_snippet&quot;: {&quot;content&quot;: &quot;Teresa Radice Stefano Turconi IL PORTO PROIBITO &quot;}}" calcext:value-type="string">
            <text:p>{"text_snippet": {"content": "Teresa Radice Stefano Turconi IL PORTO PROIBITO "}}</text:p>
          </table:table-cell>
        </table:table-row>
        <table:table-row table:style-name="ro1">
          <table:table-cell office:value-type="string" calcext:value-type="string">
            <text:p>Manuale del Giovane Giallista di Stelania Fabri 2. MONBADORI </text:p>
          </table:table-cell>
          <table:table-cell table:formula="of:=&quot;{&quot;&quot;text_snippet&quot;&quot;: {&quot;&quot;content&quot;&quot;: &quot;&quot;&quot; &amp; [.A101] &amp; &quot;&quot;&quot;}}&quot;" office:value-type="string" office:string-value="{&quot;text_snippet&quot;: {&quot;content&quot;: &quot;Manuale del Giovane Giallista di Stelania Fabri 2. MONBADORI &quot;}}" calcext:value-type="string">
            <text:p>{"text_snippet": {"content": "Manuale del Giovane Giallista di Stelania Fabri 2. MONBADORI "}}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MARK TWAIN LE AVVENTURE DI TOM SAWYER lapie Ensu a </text:p>
          </table:table-cell>
          <table:table-cell table:formula="of:=&quot;{&quot;&quot;text_snippet&quot;&quot;: {&quot;&quot;content&quot;&quot;: &quot;&quot;&quot; &amp; [.A104] &amp; &quot;&quot;&quot;}}&quot;" office:value-type="string" office:string-value="{&quot;text_snippet&quot;: {&quot;content&quot;: &quot;MARK TWAIN LE AVVENTURE DI TOM SAWYER lapie Ensu a &quot;}}" calcext:value-type="string">
            <text:p>{"text_snippet": {"content": "MARK TWAIN LE AVVENTURE DI TOM SAWYER lapie Ensu a "}}</text:p>
          </table:table-cell>
        </table:table-row>
        <table:table-row table:style-name="ro1">
          <table:table-cell office:value-type="string" calcext:value-type="string">
            <text:p>VAMBA Il giornalino di Gian Burrasca </text:p>
          </table:table-cell>
          <table:table-cell table:formula="of:=&quot;{&quot;&quot;text_snippet&quot;&quot;: {&quot;&quot;content&quot;&quot;: &quot;&quot;&quot; &amp; [.A105] &amp; &quot;&quot;&quot;}}&quot;" office:value-type="string" office:string-value="{&quot;text_snippet&quot;: {&quot;content&quot;: &quot;VAMBA Il giornalino di Gian Burrasca &quot;}}" calcext:value-type="string">
            <text:p>{"text_snippet": {"content": "VAMBA Il giornalino di Gian Burrasca "}}</text:p>
          </table:table-cell>
        </table:table-row>
        <table:table-row table:style-name="ro1">
          <table:table-cell office:value-type="string" calcext:value-type="string">
            <text:p>A.F. HARROLD Il mio amico immaginanario</text:p>
          </table:table-cell>
          <table:table-cell table:formula="of:=&quot;{&quot;&quot;text_snippet&quot;&quot;: {&quot;&quot;content&quot;&quot;: &quot;&quot;&quot; &amp; [.A106] &amp; &quot;&quot;&quot;}}&quot;" office:value-type="string" office:string-value="{&quot;text_snippet&quot;: {&quot;content&quot;: &quot;A.F. HARROLD Il mio amico immaginanario&quot;}}" calcext:value-type="string">
            <text:p>{"text_snippet": {"content": "A.F. HARROLD Il mio amico immaginanario"}}</text:p>
          </table:table-cell>
        </table:table-row>
        <table:table-row table:style-name="ro1">
          <table:table-cell office:value-type="string" calcext:value-type="string">
            <text:p>JAMES FENIMORE COOPER L'ULTIMO DEI MOHICANI Em Raga </text:p>
          </table:table-cell>
          <table:table-cell table:formula="of:=&quot;{&quot;&quot;text_snippet&quot;&quot;: {&quot;&quot;content&quot;&quot;: &quot;&quot;&quot; &amp; [.A107] &amp; &quot;&quot;&quot;}}&quot;" office:value-type="string" office:string-value="{&quot;text_snippet&quot;: {&quot;content&quot;: &quot;JAMES FENIMORE COOPER L'ULTIMO DEI MOHICANI Em Raga &quot;}}" calcext:value-type="string">
            <text:p>{"text_snippet": {"content": "JAMES FENIMORE COOPER L'ULTIMO DEI MOHICANI Em Raga "}}</text:p>
          </table:table-cell>
        </table:table-row>
        <table:table-row table:style-name="ro1">
          <table:table-cell office:value-type="string" calcext:value-type="string">
            <text:p>Rudyard kipling IL libro della giungla alo GAANDO I CLASSICI DEL BATTELLO A VAPORE </text:p>
          </table:table-cell>
          <table:table-cell table:formula="of:=&quot;{&quot;&quot;text_snippet&quot;&quot;: {&quot;&quot;content&quot;&quot;: &quot;&quot;&quot; &amp; [.A108] &amp; &quot;&quot;&quot;}}&quot;" office:value-type="string" office:string-value="{&quot;text_snippet&quot;: {&quot;content&quot;: &quot;Rudyard kipling IL libro della giungla alo GAANDO I CLASSICI DEL BATTELLO A VAPORE &quot;}}" calcext:value-type="string">
            <text:p>{"text_snippet": {"content": "Rudyard kipling IL libro della giungla alo GAANDO I CLASSICI DEL BATTELLO A VAPORE "}}</text:p>
          </table:table-cell>
        </table:table-row>
        <table:table-row table:style-name="ro1">
          <table:table-cell office:value-type="string" calcext:value-type="string">
            <text:p>Jonathan Swift I viaggi di Gulliver dusione d EwanuA Naa CLASSICI DEL BATTELLO A VAPORE </text:p>
          </table:table-cell>
          <table:table-cell table:formula="of:=&quot;{&quot;&quot;text_snippet&quot;&quot;: {&quot;&quot;content&quot;&quot;: &quot;&quot;&quot; &amp; [.A109] &amp; &quot;&quot;&quot;}}&quot;" office:value-type="string" office:string-value="{&quot;text_snippet&quot;: {&quot;content&quot;: &quot;Jonathan Swift I viaggi di Gulliver dusione d EwanuA Naa CLASSICI DEL BATTELLO A VAPORE &quot;}}" calcext:value-type="string">
            <text:p>{"text_snippet": {"content": "Jonathan Swift I viaggi di Gulliver dusione d EwanuA Naa CLASSICI DEL BATTELLO A VAPORE "}}</text:p>
          </table:table-cell>
        </table:table-row>
        <table:table-row table:style-name="ro1">
          <table:table-cell office:value-type="string" calcext:value-type="string">
            <text:p>Verne <text:s/>viaggio al centro della terra CONCHIGLIE </text:p>
          </table:table-cell>
          <table:table-cell table:formula="of:=&quot;{&quot;&quot;text_snippet&quot;&quot;: {&quot;&quot;content&quot;&quot;: &quot;&quot;&quot; &amp; [.A110] &amp; &quot;&quot;&quot;}}&quot;" office:value-type="string" office:string-value="{&quot;text_snippet&quot;: {&quot;content&quot;: &quot;Verne  viaggio al centro della terra CONCHIGLIE &quot;}}" calcext:value-type="string">
            <text:p>{"text_snippet": {"content": "Verne <text:s/>viaggio al centro della terra CONCHIGLIE "}}</text:p>
          </table:table-cell>
        </table:table-row>
        <table:table-row table:style-name="ro1">
          <table:table-cell office:value-type="string" calcext:value-type="string">
            <text:p>BOMPIANI EMILIO SALGARI Le Tigri di Mompracem strasioni di Vlypo Brancl GGIUNTI </text:p>
          </table:table-cell>
          <table:table-cell table:formula="of:=&quot;{&quot;&quot;text_snippet&quot;&quot;: {&quot;&quot;content&quot;&quot;: &quot;&quot;&quot; &amp; [.A111] &amp; &quot;&quot;&quot;}}&quot;" office:value-type="string" office:string-value="{&quot;text_snippet&quot;: {&quot;content&quot;: &quot;BOMPIANI EMILIO SALGARI Le Tigri di Mompracem strasioni di Vlypo Brancl GGIUNTI &quot;}}" calcext:value-type="string">
            <text:p>{"text_snippet": {"content": "BOMPIANI EMILIO SALGARI Le Tigri di Mompracem strasioni di Vlypo Brancl GGIUNTI "}}</text:p>
          </table:table-cell>
        </table:table-row>
        <table:table-row table:style-name="ro1">
          <table:table-cell office:value-type="string" calcext:value-type="string">
            <text:p>Reald Dahl IL GGG </text:p>
          </table:table-cell>
          <table:table-cell table:formula="of:=&quot;{&quot;&quot;text_snippet&quot;&quot;: {&quot;&quot;content&quot;&quot;: &quot;&quot;&quot; &amp; [.A112] &amp; &quot;&quot;&quot;}}&quot;" office:value-type="string" office:string-value="{&quot;text_snippet&quot;: {&quot;content&quot;: &quot;Reald Dahl IL GGG &quot;}}" calcext:value-type="string">
            <text:p>{"text_snippet": {"content": "Reald Dahl IL GGG "}}</text:p>
          </table:table-cell>
        </table:table-row>
        <table:table-row table:style-name="ro1">
          <table:table-cell office:value-type="string" calcext:value-type="string">
            <text:p>MANUALE DELTRAPPER si ANDREA MERCANTI </text:p>
          </table:table-cell>
          <table:table-cell table:formula="of:=&quot;{&quot;&quot;text_snippet&quot;&quot;: {&quot;&quot;content&quot;&quot;: &quot;&quot;&quot; &amp; [.A113] &amp; &quot;&quot;&quot;}}&quot;" office:value-type="string" office:string-value="{&quot;text_snippet&quot;: {&quot;content&quot;: &quot;MANUALE DELTRAPPER si ANDREA MERCANTI &quot;}}" calcext:value-type="string">
            <text:p>{"text_snippet": {"content": "MANUALE DELTRAPPER si ANDREA MERCANTI "}}</text:p>
          </table:table-cell>
        </table:table-row>
        <table:table-row table:style-name="ro1">
          <table:table-cell office:value-type="string" calcext:value-type="string">
            <text:p>THE SUCCESS OF OPEN SOURCE Steven Weber </text:p>
          </table:table-cell>
          <table:table-cell table:formula="of:=&quot;{&quot;&quot;text_snippet&quot;&quot;: {&quot;&quot;content&quot;&quot;: &quot;&quot;&quot; &amp; [.A114] &amp; &quot;&quot;&quot;}}&quot;" office:value-type="string" office:string-value="{&quot;text_snippet&quot;: {&quot;content&quot;: &quot;THE SUCCESS OF OPEN SOURCE Steven Weber &quot;}}" calcext:value-type="string">
            <text:p>{"text_snippet": {"content": "THE SUCCESS OF OPEN SOURCE Steven Weber "}}</text:p>
          </table:table-cell>
        </table:table-row>
        <table:table-row table:style-name="ro1">
          <table:table-cell office:value-type="string" calcext:value-type="string">
            <text:p>INCLUSIVE DESIGN PATTERNS Coding Accessibility Into Web Design ja by eyden Pikering </text:p>
          </table:table-cell>
          <table:table-cell table:formula="of:=&quot;{&quot;&quot;text_snippet&quot;&quot;: {&quot;&quot;content&quot;&quot;: &quot;&quot;&quot; &amp; [.A115] &amp; &quot;&quot;&quot;}}&quot;" office:value-type="string" office:string-value="{&quot;text_snippet&quot;: {&quot;content&quot;: &quot;INCLUSIVE DESIGN PATTERNS Coding Accessibility Into Web Design ja by eyden Pikering &quot;}}" calcext:value-type="string">
            <text:p>{"text_snippet": {"content": "INCLUSIVE DESIGN PATTERNS Coding Accessibility Into Web Design ja by eyden Pikering "}}</text:p>
          </table:table-cell>
        </table:table-row>
        <table:table-row table:style-name="ro1">
          <table:table-cell office:value-type="string" calcext:value-type="string">
            <text:p>Marshall MeLuhan GLI STRUMENTI DEL COMUNICARE </text:p>
          </table:table-cell>
          <table:table-cell table:formula="of:=&quot;{&quot;&quot;text_snippet&quot;&quot;: {&quot;&quot;content&quot;&quot;: &quot;&quot;&quot; &amp; [.A116] &amp; &quot;&quot;&quot;}}&quot;" office:value-type="string" office:string-value="{&quot;text_snippet&quot;: {&quot;content&quot;: &quot;Marshall MeLuhan GLI STRUMENTI DEL COMUNICARE &quot;}}" calcext:value-type="string">
            <text:p>{"text_snippet": {"content": "Marshall MeLuhan GLI STRUMENTI DEL COMUNICARE "}}</text:p>
          </table:table-cell>
        </table:table-row>
        <table:table-row table:style-name="ro1">
          <table:table-cell office:value-type="string" calcext:value-type="string">
            <text:p>Theodor Holm Nelson LITERARY MACHINES 90.1 l progetto Xanadu</text:p>
          </table:table-cell>
          <table:table-cell table:formula="of:=&quot;{&quot;&quot;text_snippet&quot;&quot;: {&quot;&quot;content&quot;&quot;: &quot;&quot;&quot; &amp; [.A117] &amp; &quot;&quot;&quot;}}&quot;" office:value-type="string" office:string-value="{&quot;text_snippet&quot;: {&quot;content&quot;: &quot;Theodor Holm Nelson LITERARY MACHINES 90.1 l progetto Xanadu&quot;}}" calcext:value-type="string">
            <text:p>{"text_snippet": {"content": "Theodor Holm Nelson LITERARY MACHINES 90.1 l progetto Xanadu"}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9T11:37:56.837175042</meta:creation-date>
    <dc:date>2020-11-29T22:06:40.210933487</dc:date>
    <meta:editing-duration>PT4H31M12S</meta:editing-duration>
    <meta:editing-cycles>1</meta:editing-cycles>
    <meta:document-statistic meta:table-count="1" meta:cell-count="214" meta:object-count="0"/>
    <meta:generator>LibreOffice/6.4.6.2$Linux_X86_64 LibreOffice_project/40$Build-2</meta:generator>
  </office:meta>
</office:document-meta>
</file>